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_isValid_0.test_for_isValid_array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_isValid_0.test_for_isValid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_isValid_0.test_for_isValid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_isValid_0.test_for_isValid_obj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_isValid_0.test_for_isValid_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_isValid_0.test_for_isValid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